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necessaryStubbingsReporter.validateUnusedStubs( Class &lt; ? &gt; testClass , RunNotifier no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nnecessaryStubbingsReporter.onMockCreated( Object mock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